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rsid="001207db" officeooo:paragraph-rsid="001207db"/>
    </style:style>
    <style:style style:name="P2" style:family="paragraph" style:parent-style-name="Heading_20_1">
      <style:text-properties officeooo:rsid="0012f3f8" officeooo:paragraph-rsid="0012f3f8"/>
    </style:style>
    <style:style style:name="P3" style:family="paragraph" style:parent-style-name="Text_20_body" style:list-style-name="L1">
      <style:text-properties officeooo:rsid="0012f3f8" officeooo:paragraph-rsid="0012f3f8"/>
    </style:style>
    <style:style style:name="P4" style:family="paragraph" style:parent-style-name="Text_20_body" style:list-style-name="L1">
      <style:text-properties style:font-name="Times New Roman" officeooo:rsid="0012f3f8" officeooo:paragraph-rsid="0012f3f8" style:font-name-asian="Andale Sans UI" style:font-name-complex="Tahoma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" style:font-name-asian="Andale Sans UI" style:font-name-complex="Tahom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Aries</text:p>
      <text:h text:style-name="P2" text:outline-level="1">System Information</text:h>
      <text:list xml:id="list98962434043248417" text:style-name="L1">
        <text:list-item>
          <text:p text:style-name="P3">Platform: NoC-based</text:p>
        </text:list-item>
        <text:list-item>
          <text:p text:style-name="P3">Sizes: X,Y,Z (customizable) <text:span text:style-name="T1">→ 8,8,8</text:span><text:span text:style-name="T2"> (expected)</text:span></text:p>
        </text:list-item>
        <text:list-item>
          <text:p text:style-name="P4">PEs: </text:p>
          <text:list>
            <text:list-item>
              <text:p text:style-name="P4">multiple port memories</text:p>
            </text:list-item>
            <text:list-item>
              <text:p text:style-name="P4">RISC processor with customized instruction set</text:p>
            </text:list-item>
          </text:list>
        </text:list-item>
        <text:list-item>
          <text:p text:style-name="P4">SW: C-based or ASM with customized compilers.</text:p>
        </text:list-item>
        <text:list-item>
          <text:p text:style-name="P4">Model: python/C++ based.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</meta:editing-duration>
    <meta:editing-cycles>4</meta:editing-cycles>
    <meta:generator>LibreOffice/5.2.3.3$Windows_x86 LibreOffice_project/d54a8868f08a7b39642414cf2c8ef2f228f780cf</meta:generator>
    <dc:date>2017-05-14T00:31:46.984000000</dc:date>
    <meta:document-statistic meta:table-count="0" meta:image-count="0" meta:object-count="0" meta:page-count="1" meta:paragraph-count="10" meta:word-count="40" meta:character-count="246" meta:non-whitespace-character-count="222"/>
    <meta:user-defined meta:name="Info 1"/>
    <meta:user-defined meta:name="Info 2"/>
    <meta:user-defined meta:name="Info 3"/>
    <meta:user-defined meta:name="Info 4"/>
  </office:meta>
</office:document-meta>
</file>